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cs" fo:country="CZ"/>
    </style:style>
    <style:style style:name="P2" style:family="paragraph" style:parent-style-name="Heading_20_2">
      <style:text-properties fo:language="cs" fo:country="CZ"/>
    </style:style>
    <style:style style:name="P3" style:family="paragraph" style:parent-style-name="Heading_20_1">
      <style:text-properties fo:language="cs" fo:country="CZ"/>
    </style:style>
    <style:style style:name="P4" style:family="paragraph" style:parent-style-name="Text_20_body" style:list-style-name="L1"/>
    <style:style style:name="P5" style:family="paragraph" style:parent-style-name="Text_20_body" style:list-style-name="L1">
      <style:text-properties fo:language="cs" fo:country="CZ"/>
    </style:style>
    <style:style style:name="P6" style:family="paragraph" style:parent-style-name="Text_20_body" style:list-style-name="L1">
      <style:text-properties fo:language="cs" fo:country="CZ" fo:font-style="normal" style:font-style-asian="normal" style:font-style-complex="normal"/>
    </style:style>
    <style:style style:name="P7" style:family="paragraph" style:parent-style-name="Text_20_body" style:list-style-name="L1">
      <style:text-properties fo:language="en" fo:country="US"/>
    </style:style>
    <style:style style:name="P8" style:family="paragraph" style:parent-style-name="Text_20_body" style:list-style-name="L2"/>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style:style style:name="T5" style:family="text">
      <style:text-properties fo:font-style="italic" style:font-style-asian="italic" style:font-style-complex="italic"/>
    </style:style>
    <style:style style:name="T6" style:family="text">
      <style:text-properties fo:font-style="italic" style:text-underline-style="solid" style:text-underline-type="double" style:text-underline-width="auto" style:text-underline-color="font-color"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oznámky</text:h>
      <text:list xml:id="list5730942745437512688" text:style-name="L2">
        <text:list-item>
          <text:p text:style-name="P8"><text:span text:style-name="T1">popis metadat pro otevřené datové sady: Project Open Data (https://project-open-data.cio.gov/v1.1/schema/)</text:span></text:p>
        </text:list-item>
      </text:list>
      <text:h text:style-name="P3" text:outline-level="1">Osnova práce</text:h>
      <text:list xml:id="list5023768035077829444" text:style-name="L1">
        <text:list-item>
          <text:p text:style-name="P5">Abstrakt (stručně a dobře napsané shrnutí, co práce řeší a s jakými výsledky):</text:p>
        </text:list-item>
        <text:list-item>
          <text:p text:style-name="P5">Úvod (význam dat o trestné činnosti, poskytovatelé, problémy):</text:p>
          <text:list>
            <text:list-item>
              <text:p text:style-name="P5">kontext:</text:p>
              <text:list>
                <text:list-item>
                  <text:p text:style-name="P5">otevřená data:</text:p>
                  <text:list>
                    <text:list-item>
                      <text:p text:style-name="P5">definice (je jich více – kterou uvést? kterou si osvojím já?), využití (viz aplikace ze Společně otevíráme data – uvádět i něco ze zahraničí?), formáty, licence (public domain zero, creative commons, bez ochrany), přínosy (méně dotazů na poskytnutí informací, snadnější předávání dat mezi instituceni) a rizika (ochrana osobních údajů, rozpor s legislativou) otevření dat </text:p>
                    </text:list-item>
                    <text:list-item>
                      <text:p text:style-name="P5">stupně otevřenosti (<text:a xlink:type="simple" xlink:href="http://www.mvcr.cz/clanek/stupne-otevrenosti-otevrenych-dat.aspx" text:style-name="Internet_20_link" text:visited-style-name="Visited_20_Internet_20_Link">http://www.mvcr.cz/clanek/stupne-otevrenosti-otevrenych-dat.aspx</text:a>, <text:a xlink:type="simple" xlink:href="http://5stardata.info/en/" text:style-name="Internet_20_link" text:visited-style-name="Visited_20_Internet_20_Link">http://5stardata.info/en/</text:a>): co jsou v ČR pro VS otevřená data? jaké stupně jsou zastoupeny v NKOD?</text:p>
                    </text:list-item>
                    <text:list-item>
                      <text:p text:style-name="P5">zdroje:</text:p>
                      <text:list>
                        <text:list-item>
                          <text:p text:style-name="P5"><text:a xlink:type="simple" xlink:href="http://www.otevrenadata.cz/otevrena-data/co-jsou-otevrena-data/" text:style-name="Internet_20_link" text:visited-style-name="Visited_20_Internet_20_Link">http://www.otevrenadata.cz/otevrena-data/co-jsou-otevrena-data/</text:a></text:p>
                          <text:list>
                            <text:list-item>
                              <text:p text:style-name="P5">odkazy na studie kvantifikující (možné) přínosy otevření dat</text:p>
                            </text:list-item>
                            <text:list-item>
                              <text:p text:style-name="P5">zmínit otevřená data jakou součást strategických dokumentů ČR</text:p>
                            </text:list-item>
                            <text:list-item>
                              <text:p text:style-name="P5">metodika otevřených dat (<text:a xlink:type="simple" xlink:href="http://www.otevrenadata.cz/res/data/002/003544.pdf" text:style-name="Internet_20_link" text:visited-style-name="Visited_20_Internet_20_Link">http://www.otevrenadata.cz/res/data/002/003544.pdf</text:a>), koncepce katalogizace =&gt; (opendata.gov.cz od MV ČR): <text:a xlink:type="simple" xlink:href="http://opendata.gov.cz/_media/standardy_publikace_a_katalogizace_otevrenych_dat_vs_cr.pdf" text:style-name="Internet_20_link" text:visited-style-name="Visited_20_Internet_20_Link">http://opendata.gov.cz/_media/standardy_publikace_a_katalogizace_otevrenych_dat_vs_cr.pdf</text:a> (standardy publikace a katalogizace otevřených dat)</text:p>
                            </text:list-item>
                            <text:list-item>
                              <text:p text:style-name="P5">jak otevírat data: <text:a xlink:type="simple" xlink:href="http://www.otevrenadata.cz/res/data/001/003498.pdf" text:style-name="Internet_20_link" text:visited-style-name="Visited_20_Internet_20_Link">http://www.otevrenadata.cz/res/data/001/003498.pdf</text:a></text:p>
                            </text:list-item>
                          </text:list>
                        </text:list-item>
                      </text:list>
                    </text:list-item>
                    <text:list-item>
                      <text:p text:style-name="P5">informační zdroje:</text:p>
                      <text:list>
                        <text:list-item>
                          <text:p text:style-name="P5">Fond Otakara Motejla (společně otevíráme data, otev<text:span text:style-name="T4">renadata.cz, </text:span>rozcestníky na dokumenty – metodiky, koncepce, standardy, definice, případové studie, strategické a jiné oficiální dokumenty ČR – veřejná správa); datové zdroje a poskytovatele; soutěže, akce a další zdroje inspirace)</text:p>
                        </text:list-item>
                        <text:list-item>
                          <text:p text:style-name="P5"><text:span text:style-name="T4">Ministerstvo vnitra </text:span>(opendata.gov.cz – komplexní průvodce otevíráním dat pro orgány veřejné správy: standardizace postupů pro publikaci a katalogizaci otevřených dat pro veřejnou správu ČR; správce NKOD – viz <text:a xlink:type="simple" xlink:href="http://portal.gov.cz/portal/obcan/rejstriky/data/97898" text:style-name="Internet_20_link" text:visited-style-name="Visited_20_Internet_20_Link">http://portal.gov.cz/portal/obcan/rejstriky/data/97898</text:a> <text:span text:style-name="T4">na Port</text:span>álu veřejné správy ČR)</text:p>
                        </text:list-item>
                      </text:list>
                    </text:list-item>
                    <text:list-item>
                      <text:p text:style-name="P5">poskytovatelé dat: MV ČR, MF ČR, město Děčin, kraj Vysočina, ..., viz <text:a xlink:type="simple" xlink:href="http://www.otevrenadata.cz/otevrena-data/zdroje-dat/" text:style-name="Internet_20_link" text:visited-style-name="Visited_20_Internet_20_Link">http://www.otevrenadata.cz/otevrena-data/zdroje-dat/</text:a> s přehledem odkazů na stránky se zdroji</text:p>
                    </text:list-item>
                  </text:list>
                </text:list-item>
                <text:list-item>
                  <text:p text:style-name="P5">nastolení problému (=&gt; motivace): snažíme se <text:s/>(Klímek, Nečaský, ... opendata.cz) <text:soft-page-break/>rozšiřovat LOD cloud o otevřená data z českých zdrojů (státní správa, veřejné instituce), která mu přidávají na rozmanitosti. Kriminální data jsou proto jen další, náhodně vybranou doménou (dostatečně zajímavou, s výhledem na možnost propojit se zbytkem cloudu), která by šla pokrýt a zpřístupnit (lift the data up) pro použití v (místní? - linked.opendata.cz...ti jsou(? - prověřit) napojeni na globální LD cloud) pavučině linked data (otevřených dat). Je nutné shromáždit data o kriminalitě (ideálně ze všech (veřejně?) dostupných (tištěných?, elektronických – strojově zpracovatelných) zdrojů) a tato data převést (lift up to 4-5 star data; za pomoci existujících nebo vlastních nástrojů) na linked data a publikovat (pro veřejnost? jen pro akademiky? - jsou to pak linked data? asi jo, jen ne otevřená). Jelikož kriminální data ještě nejsou (u nás) zpracována jako LD (4 - 5 star data<text:span text:style-name="T6"><text:note text:id="ftn1" text:note-class="footnote"><text:note-citation>1</text:note-citation><text:note-body><text:p text:style-name="P1"><text:a xlink:type="simple" xlink:href="http://www.mvcr.cz/clanek/stupne-otevrenosti-otevrenych-dat.aspx" text:style-name="Internet_20_link" text:visited-style-name="Visited_20_Internet_20_Link">http://www.mvcr.cz/clanek/stupne-otevrenosti-otevrenych-dat.aspx</text:a></text:p></text:note-body></text:note></text:span>), bude nutné provést pionýrskou práci návrhu vhodné ontologie (názvosloví) jako základ pro další datové sady, které mluví o kriminalitě (kvůli konzistenci =&gt; větší srozumitelnost, neduplicitě a reuse). Aby byla data 5 star, je nutné je propojit s ostatními 4-5 star daty.</text:p>
                  <text:list>
                    <text:list-item>
                      <text:p text:style-name="P5">TODO výše uvedené je jádrem sdělení kapitoly, která říká, o čem bude tahle práce (částečně vlastně jen převyprávěné zadání práce). Kapitola zasazuje zadání do kontextu (otevřená data (definice, stupně otevřenosti – já vlastně dělám lifting již existujících otevřených dat na úroveň 4-5, využití dat, poskytovatelé), linked data (pro reprezentaci otevřených dat, definice, ontologie, propojování linked data, zveřejnění, přístup k ld, konzumace linked data, strojové použití, interaktivní dotazování, vizualizace – to by policajti ocenili (podle pana Stolína))</text:p>
                    </text:list-item>
                  </text:list>
                </text:list-item>
              </text:list>
            </text:list-item>
            <text:list-item>
              <text:p text:style-name="P5">nastínění cílů (ty se probírají podrobně v kapitole o požadavcích) a využití plodů práce</text:p>
            </text:list-item>
          </text:list>
        </text:list-item>
        <text:list-item>
          <text:p text:style-name="P5">Technologie a software:</text:p>
          <text:list>
            <text:list-item>
              <text:p text:style-name="P5">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5">zmínit RDF linkování (obecně vše, čemu bude potřeba v pozdějším textu alespoň zhruba rozumět – např. v kapitole o požadavcích se o linkování mluví)</text:p>
            </text:list-item>
            <text:list-item>
              <text:p text:style-name="P5">sémantický web: linked data (principy, web dat, LOD, linky mezi datasety – tohle asi až v kapitole o linkování dat), RDF (triple, vizuální představa RDF grafů, serializace RDF, RDF store), ontologie, RDFS pro modelování, SPARQL pro dotazování; <text:span text:style-name="T4">p</text:span>říklady – např. na FOAF</text:p>
            </text:list-item>
            <text:list-item>
              <text:p text:style-name="P5">D2RQ: lze definovat mapping file nad databázovým view? Každý view by mohl odpovídat datové kostce a nad každým view by se dal definovat (a z něj extrahovat) RDF DataCube dataset</text:p>
            </text:list-item>
            <text:list-item>
              <text:p text:style-name="P5">Datalift: pro transformaci dat z různých formátů do RDF; moduly, Java API; jde pro mapping z SQL použít UCanAccess JDBC driver? jde ukládat do souboru? jde ukládat do Virtuosa? jde použít Jena? jde používat moduly z Java kódu?</text:p>
            </text:list-item>
            <text:list-item>
              <text:p text:style-name="P5"><text:span text:style-name="T4">geospatial: co</text:span> to jsou geoprostorová data, standardy pro popis geoprostorových dat: GML, KML,..., shapefile (co umí); podpora geoprostorových dat v systémech uložení dat: relační DB (PostGIS a další), RDF Store (geosparql)</text:p>
            </text:list-item>
            <text:list-item>
              <text:p text:style-name="P5">obecné technologie, jazyky, pojmy (XSLT, Java, webové služby (WSDL, SOAP, JAX-WS), JSON, SQL) odbýt v úvodu jako nehodné popisu, maximálně uvést odkazy</text:p>
            </text:list-item>
            <text:list-item>
              <text:p text:style-name="P5">odkazy na technologie (např. na primer dokumenty) formou odkazů na použitou literaturu</text:p>
            </text:list-item>
          </text:list>
        </text:list-item>
        <text:list-item>
          <text:p text:style-name="P5">Existující práce (datasety):</text:p>
          <text:list>
            <text:list-item>
              <text:p text:style-name="P5"><text:soft-page-break/>cíl kapitoly: průzkumem a analýzou existujících datasetů o trestné činnosti získat představu, co od takového datasetu čekat (obsah, podrobnost a rozsah dat), co se tam dá všechno najít, jak jsou tato data dále používána (užitečnost: zdroje dat pro webové aplikace vizualizující trestnou činnost). Na základě této představy se pak formují přesné požadavky na Dataset.</text:p>
            </text:list-item>
            <text:list-item>
              <text:p text:style-name="P5">konkrétní datasety:</text:p>
              <text:list>
                <text:list-item>
                  <text:p text:style-name="P5">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item>
                <text:list-item>
                  <text:p text:style-name="P5"><text:a xlink:type="simple" xlink:href="http://www.bbc.com/news/uk-12330078" text:style-name="Internet_20_link" text:visited-style-name="Visited_20_Internet_20_Link">http://www.bbc.com/news/uk-12330078</text:a></text:p>
                </text:list-item>
              </text:list>
            </text:list-item>
            <text:list-item>
              <text:p text:style-name="P5">zhodnocení datasetů (zajímavosti, přínosy, nedostatky)</text:p>
              <text:list>
                <text:list-item>
                  <text:p text:style-name="P5">obecné shrnutí, co datasety poskytují, nahlíženo z různých aspektů (trestné činy, pachatelé, detail dat, osobní údaje, geolokalizace, aktuálnost, aktualizace, verzování) =&gt; na tyto aspekty se pak zaměřím i v datasetu trestné činnosti</text:p>
                </text:list-item>
                <text:list-item>
                  <text:p text:style-name="P5">zajímavé údaje datasetů: počty policistů v oblasti, příslušnost policistů k útvarům</text:p>
                </text:list-item>
                <text:list-item>
                  <text:p text:style-name="P5">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
        </text:list-item>
        <text:list-item>
          <text:p text:style-name="P5">Požadavky (vize, seznam požadavků):</text:p>
          <text:list>
            <text:list-item>
              <text:p text:style-name="P5">reiterace zadání, cíle práce: veřejný RDF dataset (stručná vize, co bude poskytovat) (<text:span text:style-name="T4">+ </text:span>demo – aplikace); diskusi o požadavcích lze rozdělit do tematických podkapitol (např. samostatná podkapitola pro diskusi i budoucí demo-aplikaci)</text:p>
            </text:list-item>
            <text:list-item>
              <text:p text:style-name="P5">přehled struktury práce (odkazy z diskuse o požadavcích na kapitoly, které příslušné požadavky řeší)</text:p>
            </text:list-item>
            <text:list-item>
              <text:p text:style-name="P5">vize (jak tak nějak naplnit zadání práce):</text:p>
              <text:list>
                <text:list-item>
                  <text:p text:style-name="P5">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item>
                <text:list-item>
                  <text:p text:style-name="P5">kdo z toho (dataset, aplikace) bude mít prospěch: podrobné informace o práci PČR pomáhají veřejné kontrole a nastolení odpovědnosti za situaci (např. při zveřejnění, kdo má jaký okrsek na starosti); akademická veřejnost (třeba lidi na policejní akademii, sociologové) můžou pomocí vizualizačních nástrojů (...Data Cube?) data analyzovat (něco takového by se určitě hodilo Otevřené společnosti)</text:p>
                </text:list-item>
              </text:list>
            </text:list-item>
            <text:list-item>
              <text:p text:style-name="P5">specifikace požadavků: detailní a strukturované (číslované kvůli odkazování) shrnutí vize</text:p>
            </text:list-item>
          </text:list>
        </text:list-item>
        <text:list-item>
          <text:p text:style-name="P5">Analýza a výběr dat:</text:p>
          <text:list>
            <text:list-item>
              <text:p text:style-name="P5">přehled existujících zdrojů dat:</text:p>
              <text:list>
                <text:list-item>
                  <text:p text:style-name="P5"><text:soft-page-break/>zdroje dat a jejich vztahy:</text:p>
                  <text:list>
                    <text:list-item>
                      <text:p text:style-name="P5">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
                        <text:list-item>
                          <text:p text:style-name="P5">odlišit přístupnost dat: interní, pro akademické účely, veřejná (barevně?)</text:p>
                        </text:list-item>
                        <text:list-item>
                          <text:p text:style-name="P5">zařadit data Otevřené společnosti? protože oni poskytují data pro jednotlivé útvary (což umějí i custom reporty z ESSK) i s geolokalizací na útvary. To dává záminku k uvedení shapefile jako zdroje dat o kriminalitě (zdrojem je Otevřená společnost a PČR – mluvčí PČR)</text:p>
                        </text:list-item>
                        <text:list-item>
                          <text:p text:style-name="P5">v diagramu pak mohu zvýraznit, co použiju: ESSK (osekaný), shapefile</text:p>
                        </text:list-item>
                      </text:list>
                    </text:list-item>
                  </text:list>
                </text:list-item>
                <text:list-item>
                  <text:p text:style-name="P5">závěr: žádná srovnávací tabulka; ideálně zpracovat všechny; vybrán bude ale pouze ESSK (pracnost zpracovat ostatní data, ESSK sám o sobě je dost pracný)</text:p>
                </text:list-item>
                <text:list-item>
                  <text:p text:style-name="P5">popsat vztahy mezi vybranými zdroji dat: číselníky ESSK jsou využívány v MDB, kódy útvarů v MDB se dají namapovat na záznamy o těchto útvarech v shapefile</text:p>
                </text:list-item>
              </text:list>
            </text:list-item>
            <text:list-item>
              <text:p text:style-name="P5">Popis vybraných zdrojů: popsat, jak se vybrané zdroje propojí a použijí jako celek</text:p>
              <text:list>
                <text:list-item>
                  <text:p text:style-name="P5">ESSK:</text:p>
                  <text:list>
                    <text:list-item>
                      <text:p text:style-name="P5">obecně o ESSK: co to je, k čemu slouží, co obsahuje, kdo jej spravuje, možnosti přístupu veřejnosti k datům (na požádání exporty z DB a sestavy nad ESSK): diagram (policista s formulářem =&gt; ESSK =&gt; sestavy pro veřejnost i na vyžádání; uvést časy aktualizace, omezení rozsahu poskytovaných dat)</text:p>
                    </text:list-item>
                    <text:list-item>
                      <text:p text:style-name="P4"><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5">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5">analýza dat: kdy je trestný čin objasněný? jak nakládat s dílčími útoky a s kvalifikací souběhu trestné činnosti? (např. ve statistikách – kolik se toho a kam, pod jaké TSK, započítá?); k analýze dat slouží jak MDB, tak i speciální statistické sestavy poskytnuté Prezidiem (např. Sestava 1 pro základní útvary) =&gt; analýza dat vede na problémy, popsané níže</text:p>
                    </text:list-item>
                    <text:list-item>
                      <text:p text:style-name="P5">problémy:</text:p>
                      <text:list>
                        <text:list-item>
                          <text:p text:style-name="P5">změny dat v čase: hranice útvarů, číselníky, záznamy pro jeden tr. čin ve více <text:soft-page-break/>rocích =&gt; verzování</text:p>
                        </text:list-item>
                        <text:list-item>
                          <text:p text:style-name="P4"><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5"><text:span text:style-name="T1">Shapefile útvarů PČR (samostatná kapitola? nejsou to sice data o trestné činnosti, ale </text:span><text:span text:style-name="T1">jsou to data týkající se činnosti PČR, takže do této kapitoly vlastně patří...): hranice útvarů PČR; </text:span><text:span text:style-name="T4">popis </text:span><text:span text:style-name="T1">obsahu a struktury, </text:span><text:span text:style-name="T4">mo</text:span><text:span text:style-name="T1">žnost napojení na data ESSK (přes kódy útvarů: útvar spáchání, zpracování); </text:span><text:span text:style-name="T4">porovnej s mo</text:span>žnostmi geolokalizace v<text:span text:style-name="T4"> Street Level Crimes</text:span><text:span text:style-name="T1">; možnosti převodu do RDF (geoprostorová data ve Virtuoso?); od </text:span><text:span text:style-name="T1">koho jsem získal a s jakou licencí; časová platnost, aktuálnost, změny (území útvarů, nové útvary, zánik útvarů); </text:span>možnosti aktualizace (omezené nebo žádné – od Otevřené společnosti?)</text:p>
                </text:list-item>
              </text:list>
            </text:list-item>
          </text:list>
        </text:list-item>
        <text:list-item>
          <text:p text:style-name="P5">Verzování dat:</text:p>
          <text:list>
            <text:list-item>
              <text:p text:style-name="P5">proč verzovat: dataset musí být aktualizován (viz zadání práce) =&gt; ESSK je aktualizován (co aktualizace, to MDB; např. měsíčně, pololetně, ročně); číselníky ESSK jsou aktualizovány; shapefile je aktualizován (teoreticky); <text:span text:style-name="T4">snaha </text:span>zachovat historii změn dat (např. vývoj kriminálních případů)</text:p>
            </text:list-item>
            <text:list-item>
              <text:p text:style-name="P5">požadavky na verzovací mechanismus (schéma a procesy): jak verzovat: nutno navrhnout verzovací schema, který vychází (jak konkrétně?) z charakteru změn dat a požadované funkcionality verzování; koncept verze dat jako samostatné entity; <text:span text:style-name="T4">prov</text:span>ázání verzí téže entity –<text:span text:style-name="T4"> </text:span>sdílený <text:span text:style-name="T4">identifik</text:span>átor; pomocné atributy pro implementaci verzování – interval platnost<text:span text:style-name="T4">i</text:span>; chronologické prolinkování verzí podle navazujících intervalů platnosti; historická konzistence dat - verzované entity musejí být provázány pouze na entity, se kterými sdílejí část intervalu platnosti</text:p>
            </text:list-item>
            <text:list-item>
              <text:p text:style-name="P5">provázání verzí: nestačí pouze jednosměrné linky, tedy linky na následující verzi? asi jo!!! zpětný link by mohl být pro uživatele, který data prochází a chce se navigovat verzemi jedné entity</text:p>
            </text:list-item>
            <text:list-item>
              <text:p text:style-name="P5">návrh obecného verzovacího schematu:</text:p>
              <text:list>
                <text:list-item>
                  <text:p text:style-name="P5">schéma:</text:p>
                  <text:list>
                    <text:list-item>
                      <text:p text:style-name="P5">diagram: invarianty - <text:s/>U.next_version = V.id právě tehdy, když V.previous_version = U.id ,právě tehdy, když U.valid_to = V.valid_from, U.next_version is null právě tehdy, když U.valid_to = MAX_DATE</text:p>
                    </text:list-item>
                    <text:list-item>
                      <text:p text:style-name="P5">identifikace entity v čase pomocí identifikátoru: diskuse možné implementace (co zvolit jako identifikátor)</text:p>
                    </text:list-item>
                    <text:list-item>
                      <text:p text:style-name="P5">časová platnost intervalem (diskuse hranic intervalu a jejich interpretace)</text:p>
                    </text:list-item>
                    <text:list-item>
                      <text:p text:style-name="P5">provázání verzí: důvody (snadný přepočet intervalu platnosti při aktualizaci)</text:p>
                    </text:list-item>
                    <text:list-item>
                      <text:p text:style-name="P5">konkrétně pro různé druhy dat: kriminální data, geoprostorová data útvarů, geoprostorová data obcí</text:p>
                    </text:list-item>
                    <text:list-item>
                      <text:p text:style-name="P5"><text:soft-page-break/>oddělování logických datasetů, obsahujících data dané verze, do samostatných celků? (konkrétně např. samostatné RDF datasety)</text:p>
                    </text:list-item>
                  </text:list>
                </text:list-item>
              </text:list>
            </text:list-item>
            <text:list-item>
              <text:p text:style-name="P7"><text:span text:style-name="T1">popis návrhu a implementace </text:span>konkr<text:span text:style-name="T1">étních verzovacích schemat pro konkrétní verzované entity viz další kapitoly</text:span></text:p>
            </text:list-item>
          </text:list>
        </text:list-item>
        <text:list-item>
          <text:p text:style-name="P5">Datový model:</text:p>
          <text:list>
            <text:list-item>
              <text:p text:style-name="P5">co modelovat (struktura zdrojů dat popsána v dřívějších kapitolách): v základu MDB, číselníky a shapefile, později model rozšířen kvůli linkování na externí datasety (zde předeslat toto rozšíření)</text:p>
            </text:list-item>
            <text:list-item>
              <text:p text:style-name="P5">jak modelovat: pomocí RDFS i OWL, ale upřednostním (důvody) RDFS (popsáno dříve v kapitole o technologiích); modelování dle povahy dat - <text:span text:style-name="T4">z</text:span>vážena možnost data reprezentovat jako statistická data pomocí RDF DataCube (proč? proč ne? možná do budoucna DataCube nad tímto datovým modelem = nad views v MDB?); <text:span text:style-name="T4">pou</text:span>žité ontologie (která k čemu: RDFS, SKOS, VOID, DC Terms, <text:s/>XSD, FRBR)</text:p>
            </text:list-item>
            <text:list-item>
              <text:p text:style-name="P5">popis navrženého modelu:</text:p>
              <text:list>
                <text:list-item>
                  <text:p text:style-name="P5">diagramy: uvést konvenci – skalární atributy uvedeny na třídě; atributy, které odkazují jiné třídy modelu, pomocí asociace (to je stále UML a pro popis RDF modelu se to hodí, protože to umožňuje přesněji popsat vazby mezi třídami nebo objekty (např. kardinalitu))</text:p>
                </text:list-item>
                <text:list-item>
                  <text:p text:style-name="P7"><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5">motivace k vytvoření složitějšího objektového modelu:</text:p>
                  <text:list>
                    <text:list-item>
                      <text:p text:style-name="P7"><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ext:span><text:span text:style-name="T3">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ext:span><text:span text:style-name="T3">trestný čin, což činí základní třídu trestných činů zároveň přehlednější. Některé </text:span><text:span text:style-name="T3">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6">Některé entity vzniknou zapouzdřením souvisejících atributů (např. způsobené škody, právní kvalifikace, informace o mladistvém pachateli) z důvodu zpřehlednění definice základní odkazující entity (sníží se počet atributů, nebudou se plést stejně znějící atributy, které se liší jen příponou).</text:p>
                    </text:list-item>
                    <text:list-item>
                      <text:p text:style-name="P7"><text:span text:style-name="T3">Některé entity se osamostatní tak, že budou základní entitou agregovány, a to proto, aby mohly být tyto entity odkazovány více entitami (např. typy úkonů v trestním </text:span><text:span text:style-name="T3">řízení).</text:span></text:p>
                    </text:list-item>
                    <text:list-item>
                      <text:p text:style-name="P5">Tyto objekty jsou v návrhu modelu osamostatněny jako samostatné entity a <text:soft-page-break/>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společně popisujících) atributů do specializovaných podtříd.</text:p>
                    </text:list-item>
                  </text:list>
                </text:list-item>
                <text:list-item>
                  <text:p text:style-name="P5">obecný postup popisu:</text:p>
                  <text:list>
                    <text:list-item>
                      <text:p text:style-name="P5">uvést diagram souvisejících tříd (např. trestný čin, úkony v trestním řízení, právní kvalifikace, způsob ukončení, předměty zájmu) s popsanými atributy (název a typ) a vzájemnými vztahy mezi třídami (názvy vztahů – RDF properties, <text:span text:style-name="T4">kardinalit</text:span>a). U popisované třídy (např. trestný čin) popsat postupně význam všech atributů a ke každému uvést příklad v RDF.</text:p>
                    </text:list-item>
                    <text:list-item>
                      <text:p text:style-name="P5">Začíná se popisem modelování trestných činů a přejde se k popisu pachatelů: objasněnost (kdy se čin považuje za objasněný? viz sekce <text:bookmark-ref text:reference-format="text" text:ref-name="__RefHeading__772_1626784970">Poznámky</text:bookmark-ref>), vazba na pachatele (atributy)</text:p>
                    </text:list-item>
                    <text:list-item>
                      <text:p text:style-name="P5">Postupně popsat entity jemněji: trestný čin má atributy (které uvést? všechny, nebo stačí naznačit?) a sestává z (úkony v trestním řízení) a odkazuje (právní kvalifikace) další třídy. Trestný čin má specializované podtřídy (diagram hierarchie tříd).</text:p>
                    </text:list-item>
                  </text:list>
                </text:list-item>
                <text:list-item>
                  <text:p text:style-name="P5">Nepopisovat modelování informací RÚIAN obcí a RDF linků (kromě právní kvalifikace?) na LOD (bude v následující kapitole).</text:p>
                </text:list-item>
                <text:list-item>
                  <text:p text:style-name="P7"><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opravdu? možná budou lokální proxy – kvůli vzájemnému prolinkování s TSK; na externí zdroje pak nalinkovat pomocí owl:sameAs...?)</text:span></text:p>
                </text:list-item>
              </text:list>
            </text:list-item>
            <text:list-item>
              <text:p text:style-name="P5">číselníky: pomocí SKOS (jak? obecný popis – conceptScheme, zapouzdřující třída <text:span text:style-name="T4">a jejich prov</text:span>ázání; definice property, která má jako range zapouzdřující třídu; vztahy mezi koncepty (hierarchie, kolekce); dokumentace konceptů <text:span text:style-name="T4">(labely, notace); </text:span>verzování číselníků (viz dále); vše doprovodit diagramy; extrakce dat číselníků z HTML ručně do CSV, <text:span text:style-name="T4">odsud pomoc</text:span>í bash (awk; proč ne <text:span text:style-name="T4">Java</text:span>?) do RDF</text:p>
            </text:list-item>
            <text:list-item>
              <text:p text:style-name="P5">verzovací schéma:</text:p>
              <text:list>
                <text:list-item>
                  <text:p text:style-name="P5">možné přístupy: viz paper o provázání verzí a určení časové platnosti verze pomocí DC Terms atributů (diskuse: provázání verzí pomocí dct:hasVersion možná není úplně vhodné)</text:p>
                  <text:list>
                    <text:list-item>
                      <text:p text:style-name="P5">implementace: interval pomocí subproperties dct:validFrom a dct:validTo, řezězcový identifikátor crime-prop:id, provázání verzí pomocí vlastních properties, specifické využití dct:hasVersion a dct:isVersionOf<text:span text:style-name="T4">;</text:span> (diagramy)</text:p>
                    </text:list-item>
                    <text:list-item>
                      <text:p text:style-name="P5">implementace verzování pro trestné činy, útvary, obce (...datasety? - nebo až v další kapitole o uložení dat?), číselníky (mírně odlišné)<text:span text:style-name="T4">;</text:span> (diagramy)</text:p>
                    </text:list-item>
                  </text:list>
                </text:list-item>
                <text:list-item>
                  <text:p text:style-name="P5">ukázka práce s verzovanými daty</text:p>
                </text:list-item>
                <text:list-item>
                  <text:p text:style-name="P5">údržba schematu viz další kapitoly (extrakce a publikace dat)</text:p>
                </text:list-item>
              </text:list>
            </text:list-item>
            <text:list-item>
              <text:p text:style-name="P5">Implementace modelu:</text:p>
              <text:list>
                <text:list-item>
                  <text:p text:style-name="P5">abstraktní model je v UML (EA, nemusím uvádět, je dost známý), konkrétní RDF model (popsaný pomocí RDFS) se generuje (uml<text:span text:style-name="T4">2rdf, </text:span>uvést odkaz)</text:p>
                  <text:list>
                    <text:list-item>
                      <text:p text:style-name="P5"><text:soft-page-break/>přínosy: výhody UML a související sady nástrojů; možnost generovat skripty realizující extrakci dat (viz dále kapitolu o extrakci dat)</text:p>
                    </text:list-item>
                    <text:list-item>
                      <text:p text:style-name="P5">nedostatky: některé konstrukty RDF v UML nejsou: (subproperties, nutno manuálně)</text:p>
                    </text:list-item>
                  </text:list>
                </text:list-item>
              </text:list>
            </text:list-item>
          </text:list>
        </text:list-item>
        <text:list-item>
          <text:p text:style-name="P5">Extrakce a aktualizace dat:</text:p>
          <text:list>
            <text:list-item>
              <text:p text:style-name="P5">rekapitulace datového modelu:</text:p>
              <text:list>
                <text:list-item>
                  <text:p text:style-name="P5">validace datového modelu, konkrétně toho, že (správně) pokrývá informace obsažené ve zdrojových datech ("nic (z toho, co se mělo zachovat – co se vypustilo?) se neztratilo v překladu")</text:p>
                  <text:list>
                    <text:list-item>
                      <text:p text:style-name="P5">co ze zdrojových dat datový model nepokrývá? např. údaje z číselníků (útvary – dokument číselníku vůbec nezpracován, místo toho použit shapefile – odůvodnit!!!)</text:p>
                    </text:list-item>
                  </text:list>
                </text:list-item>
                <text:list-item>
                  <text:p text:style-name="P5">nastínit (vizuálně) zamýšlené mapování zdrojových dat na datový model</text:p>
                  <text:list>
                    <text:list-item>
                      <text:p text:style-name="P5">(např. ks_zapistc na crime:TrestnyCin, shapefile na útvary, dokumenty číselníků na SKOS schemata): od této vizualizace se odvíjí popis, co se bude na co extrahovat;</text:p>
                    </text:list-item>
                    <text:list-item>
                      <text:p text:style-name="P5">popsat zachování vztahů existujících mezi zdrojovými daty na vztahy v datovém modelu: MDB s číselníky jako dokumentací na RDF trestných činů odkazující na SKOS číselníky; MDB záznamy obsahující kód útvaru na záznamy těchto útvarů v shapefile a reprezentace této vazby v RDF (crime:TrestnyCin a crime:Utvar)</text:p>
                    </text:list-item>
                  </text:list>
                </text:list-item>
                <text:list-item>
                  <text:p text:style-name="P5">cíl: určit co, odkud a na co extrahovat =&gt; obecný proces extrakce a konkrétní implementace</text:p>
                </text:list-item>
              </text:list>
            </text:list-item>
            <text:list-item>
              <text:p text:style-name="P5">proces extrakce (aneb jak provést naznačené mapování ze zdrojových dat do datového modelu)</text:p>
              <text:list>
                <text:list-item>
                  <text:p text:style-name="P5">obecně:</text:p>
                  <text:list>
                    <text:list-item>
                      <text:p text:style-name="P5">požadavky:</text:p>
                      <text:list>
                        <text:list-item>
                          <text:p text:style-name="P5">přenesena musí být všechna požadovaná data (=&gt; testy?; co nebude přeneseno? <text:span text:style-name="T4">- </text:span>např. atributy s nevalidními hodnotami)</text:p>
                        </text:list-item>
                        <text:list-item>
                          <text:p text:style-name="P5">přenést verzovací informace nutné k udržení verzovacího schematu</text:p>
                        </text:list-item>
                        <text:list-item>
                          <text:p text:style-name="P5">proces je alespoň poloautomatický, tedy maximálně uživatel spustí příslušný skripty nebo skripty, který extrakci dat provede podle zadaných parametrů (u pravidelně dostupných aktualizací zdrojových dat mohou být příslušné extrakční skripty spouštěny jako naplánované úlohy), a výstupem jsou soubory v některé ze serializací RDF (TTL, N3), připravené k importu do RDF store</text:p>
                        </text:list-item>
                        <text:list-item>
                          <text:p text:style-name="P5">cílový formát je RDF: jaké existují nástroje pro převod z MDB, shapefile a HTML nebo CSV?</text:p>
                        </text:list-item>
                      </text:list>
                    </text:list-item>
                    <text:list-item>
                      <text:p text:style-name="P5">verzovací schema: vytvoření aktualizační dávky =&gt; merge aktualizační dávky: <text:s/>jak? obyčejně pomocí nějakého skriptu, který "přepočítá", aktualizuje verzovací informace (intervaly platnosti a provázání verzí): popsat obecné vlastnosti a navrhnout funkcionalitu takového skriptu? (např. v aktualizační dávce mají entity pouze identifikátor a počáteční bod intervalu =&gt; skript dohledá, do kterých intervalů nové verze (! ostře vzhledem ke spodní hranici intervalu!) spadly a <text:soft-page-break/>upraví intervaly pro předcházející, nově vloženou i navazující verzi, a upraví linky mezi verzemi, aby chronologicky navazovaly – ke snadnému výpočtu nových intervalů platnosti slouží právě provázání verzí)</text:p>
                    </text:list-item>
                    <text:list-item>
                      <text:p text:style-name="P5">pomocí bash (výborné možnosti zpracování textu vs platformní závislost, např. oproti alternativě v podobě Javy) skriptů, kde na vstupu je soubor zdrojových dat (MDB, shapefile) a na konci extrahovaná data, případně extrahovaná data jsou již uložena v RDF Store (a připravena k použití)</text:p>
                    </text:list-item>
                  </text:list>
                </text:list-item>
                <text:list-item>
                  <text:p text:style-name="P5">popsat pomocí diagramů nebo pseudo<text:span text:style-name="T4">-</text:span>kódu s dodatečným komentářem</text:p>
                </text:list-item>
                <text:list-item>
                  <text:p text:style-name="P5">konkrétně:</text:p>
                  <text:list>
                    <text:list-item>
                      <text:p text:style-name="P5">Šlo by použít DataLift na všechna zdrojová data. Idea (zachyť v diagramu) je taková, že data by se extrahovala do "hrubé" (raw?) podoby a odtud specializovanými SPARQL skripty by se extrahovala data s bohatší sémantikou (specializované třídy, košatější hierarchie tříd) a verze dat. Taková extrakce by zase šla udělat pomocí DataLift. DataLift má navíc Java API, nad kterým běží webová aplikace. Jako první verze by stačila možnost extrahovat pomocí DataLiftu manuálně, ve druhém kroku by se použily utility napsané nad DataLift Java API.</text:p>
                      <text:list>
                        <text:list-item>
                          <text:p text:style-name="P5">k extrakci použit tzv. modul, modul umí provádět určitý druh transformace, stačilo by definovat moduly a z Java kódu utility se na ně odkazovat a nechat Datalift provádět transformaci podle definice modulu (jde to?)</text:p>
                        </text:list-item>
                        <text:list-item>
                          <text:p text:style-name="P5">Dořešit: jak přidat verzovací atributy? Šlo by zase SPARQL skriptem nad raw daty. Jak se používá Java API? Jak provést update verzovacího schematu – provést pomocí JENA SPARQL update nad Virtuosím SPARQL endpointem?</text:p>
                        </text:list-item>
                        <text:list-item>
                          <text:p text:style-name="P5">Přípravná fáze nad raw daty (normalizace, předpočítání hodnot) lze udělat Dataliftem a SPARQL.</text:p>
                        </text:list-item>
                        <text:list-item>
                          <text:p text:style-name="P5">Výstupy Datalift API: lze do souboru? Nebo jen do interního RDF store? Já bych potřeboval do souboru nebo do externího Virtuoso RDF store.</text:p>
                        </text:list-item>
                      </text:list>
                    </text:list-item>
                    <text:list-item>
                      <text:p text:style-name="P5">ESSK:</text:p>
                      <text:list>
                        <text:list-item>
                          <text:p text:style-name="P5">mapování z MDB na RDF atributy: D2RQ mapping file</text:p>
                        </text:list-item>
                        <text:list-item>
                          <text:p text:style-name="P5">konverze do MySQL a založení instance MySQL (nastavit možnost přístupu k databázi pro uživatele, který provádí import)</text:p>
                        </text:list-item>
                        <text:list-item>
                          <text:p text:style-name="P5">proces extrakce:</text:p>
                          <text:list>
                            <text:list-item>
                              <text:p text:style-name="P5">normalizace databáze (schéma: doplnění sloupců, vyplnění defaultními hodnotami)</text:p>
                            </text:list-item>
                            <text:list-item>
                              <text:p text:style-name="P5">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item>
                      <text:p text:style-name="P5">útvary:</text:p>
                      <text:list>
                        <text:list-item>
                          <text:p text:style-name="P5">SHP =<text:span text:style-name="T4">&gt; </text:span>(nejlépe command-line utilit<text:span text:style-name="T4">ou</text:span>) <text:span text:style-name="T4">=&gt;</text:span> GML =&gt; (XSLT) =&gt; RDF =&gt; aktualizace verzovacích informací</text:p>
                        </text:list-item>
                        <text:list-item>
                          <text:p text:style-name="P5">mapování mezi atributy útvarů v SHP a RDF atributy (lze i do příloh)</text:p>
                        </text:list-item>
                      </text:list>
                    </text:list-item>
                    <text:list-item>
                      <text:p text:style-name="P5"><text:soft-page-break/>dokumenty číselníků</text:p>
                    </text:list-item>
                  </text:list>
                </text:list-item>
              </text:list>
            </text:list-item>
            <text:list-item>
              <text:p text:style-name="P5">implementace extrakce RDF: možnost generování mapping file pro extrakci z DB pomocí tagged values na třídách a atributech UML modelu:</text:p>
              <text:list>
                <text:list-item>
                  <text:list>
                    <text:list-item>
                      <text:p text:style-name="P5">třída: v tag value je definice class-map</text:p>
                    </text:list-item>
                    <text:list-item>
                      <text:p text:style-name="P5">property: v tag value je definice property bridge</text:p>
                    </text:list-item>
                    <text:list-item>
                      <text:p text:style-name="P5">z XMI by pomocí XSLT šlo extrahovat výsledný mapping file (TODO nastudovat strukturu XMI)</text:p>
                    </text:list-item>
                  </text:list>
                </text:list-item>
              </text:list>
            </text:list-item>
          </text:list>
        </text:list-item>
        <text:list-item>
          <text:p text:style-name="P5">Uložení a publikace datasetu:</text:p>
          <text:list>
            <text:list-item>
              <text:p text:style-name="P5">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úrovni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5">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5">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5">rozdělení dat do named graphs: diagram s rozdělením datasetů do jednotlivých named graphs; využití named graphs v SPARQL (service description: default graph, named graphs), příklad SPARQL nad named graphs</text:p>
            </text:list-item>
            <text:list-item>
              <text:p text:style-name="P5">nasazení dat (ontologie, útvary, trestné činy, obce; <text:span text:style-name="T4">ver</text:span>zovací údaje) do RDF Store </text:p>
            </text:list-item>
            <text:list-item>
              <text:p text:style-name="P5">named graphs: rozdělení datasetů do named graphs (pro účely SPARQL dotazování)</text:p>
            </text:list-item>
            <text:list-item>
              <text:p text:style-name="P5">deployment dat do RDF Store</text:p>
              <text:list>
                <text:list-item>
                  <text:p text:style-name="P5">implementace: přenos souborů do DirsAllowed adresáře Virtuosa a isql load (lze paralelizovat); DB Conductor jako alternativa</text:p>
                </text:list-item>
                <text:list-item>
                  <text:p text:style-name="P5">aktualizace verzovacího schematu (SPARQL UPDATE skript nad SPARQL endpointem, možné využít nástroje od Klímka, který umožní výsledky SPARQL uložit v požadovaném named grafu)</text:p>
                </text:list-item>
              </text:list>
            </text:list-item>
            <text:list-item>
              <text:p text:style-name="P5">publikace a konzumace dat:</text:p>
              <text:list>
                <text:list-item>
                  <text:p text:style-name="P5">SPARQL endpointy (jeden k dotazování se, druhý k aktualizaci dat, např. verzovacího schematu)</text:p>
                </text:list-item>
                <text:list-item>
                  <text:p text:style-name="P5">příklady SPARQL dotazů a jejich výsledků i s interpretací (použití defaultního a <text:soft-page-break/>pojmenovaných grafů)</text:p>
                </text:list-item>
                <text:list-item>
                  <text:p text:style-name="P5">alternativní způsob publikace: RDF data-dumps (ttl, n3): možnost stáhnout pomocí informací ve VOID file (ukázka příslušné sekce VOID file)</text:p>
                </text:list-item>
              </text:list>
            </text:list-item>
          </text:list>
        </text:list-item>
        <text:list-item>
          <text:p text:style-name="P5">Propojení datasetu na externí LD:</text:p>
          <text:list>
            <text:list-item>
              <text:p text:style-name="P5">úvod: (koncepce kapitoly): máme publikovaná data ESSK a shapefile, což nám umožňuje konstruovat statistické dotazy, trestné činy geolokalizovat na úroveň základních útvarů, využít verzovacích informací ke zjištění historie daného případu. Dotazy jsou ale limitovány hranicemi datasetu a není možné provádět jiné zajímavé dotazy, např. názvy obcí pokrytých základním útvarem PČR (TODO <text:span text:style-name="T4">+ </text:span>další údaje z RÚIAN pro obce, nějaké údaje ze států z Dbpedia, nějaké údaje o zákonech z datasetu zákonů). Tyto dotazy je možné dělat jen tehdy, pokud existuje propojení z datasetu na zdroje v externích datasetech, které nabízejí relevantní související informace. Toto se ve světě RDF dělá (vzájemným) prolinkováním RDF datasetů pomocí tzv. RDF linků. A o tom bude tato kapitola.</text:p>
            </text:list-item>
            <text:list-item>
              <text:p text:style-name="P5">hlavní stať: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SPARQL Federated Query (a jeho podpora ve Virtuoso a JENA),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hypertext<text:span text:style-name="T4"> </text:span>a <text:span text:style-name="T4">LD nejsou v konfliktu, </text:span>jedno slouží (jako bezprostředním konzumentům) lidem, druhé strojům</text:p>
            </text:list-item>
            <text:list-item>
              <text:p text:style-name="P5">identifikovat možné vazby mezi datasetem a externími zdroji (vizualizovat – naznačit vazby "do světa" na externí datasety z různých atributů, popisek vazby reflektuje její význam a naznačuje tak způsob využití; odkazované entity naznač i s jejich strukturou, třeba pár zajímavými atributy – sugesce možnosti zajímavě propojovat informace; komentář k diagramu popisuje stručně identifikované typy vazeb a jejich možné využití):</text:p>
              <text:list>
                <text:list-item>
                  <text:p text:style-name="P5">útvary =&gt; RÚIAN (na obce, protože jsou známější jednotky než policejní útvary): diagram: tr. čin (kód útvaru) -&gt; útvar (hranice útvaru) -&gt; obec (hranice obce)</text:p>
                </text:list-item>
                <text:list-item>
                  <text:p text:style-name="P5">místo narození pachatele: možnost párovat na dataset RÚIAN podle názvu (obce? města?), ale data jsou chybová =&gt; neimplementovat (pracné; <text:span text:style-name="T4">d</text:span>ůvody; <text:span text:style-name="T4">na</text:span>znač v diagramu nějak přeškrtnuté)</text:p>
                </text:list-item>
                <text:list-item>
                  <text:p text:style-name="P5">zákony: právní kvalifikace (dataset zákonů)</text:p>
                </text:list-item>
                <text:list-item>
                  <text:p text:style-name="P5">stát spáchání, státní příslušnost pachatele: mapování přes anglický název státu na Dbpedia</text:p>
                </text:list-item>
                <text:list-item>
                  <text:p text:style-name="P5">další: zaměstnání, pozice v zaměstnání, úroveň vzdělání</text:p>
                </text:list-item>
              </text:list>
            </text:list-item>
            <text:list-item>
              <text:p text:style-name="P5">popsat jednotlivé typy vazeb: ve zvláštních podkapitolách (co podkapitola, to typ vazby nebo externí dataset – např. dataset zákonů); podkapitola zachycuje popis zdrojových dat (např. RÚIAN a odkazovaných datasetů – Dbpedia, dataset zákonů, dataset RÚIAN,), vazeb a datasetů, návrh rozšíření datového modelu o nové RDF predikáty (a někde i třídy – viz lokální proxy pro obce), přes popis extrakce a uložení dat až k popisu publikace dat a příkladům SPARQL dotazů (vlastně se zde proces linkování dat popíše podle stejné osnovy jako proces tvorby celého datasetu)</text:p>
            </text:list-item>
            <text:list-item>
              <text:p text:style-name="P5"><text:soft-page-break/>verzování (např. obce): co verzovat</text:p>
            </text:list-item>
            <text:list-item>
              <text:p text:style-name="P5">datový model: rozšíření datového modelu o nové RDF predikáty (a někde i třídy – viz lokální proxy pro obce); návrh a implementace verzovacího schematu</text:p>
            </text:list-item>
            <text:list-item>
              <text:p text:style-name="P5">popis extrakce linků a souvisejících dat:</text:p>
              <text:list>
                <text:list-item>
                  <text:p text:style-name="P5">typy vazeb:</text:p>
                  <text:list>
                    <text:list-item>
                      <text:p text:style-name="P5">RÚIAN (nově ideálně Dataliftem): (implementace) zjednodušit, neprovádět shlukování (lze transformovat každý OB_<text:span text:style-name="T4">UKSH soubor</text:span>) a třídění podle typu územní jednotky (RUIANExtractor)</text:p>
                      <text:list>
                        <text:list-item>
                          <text:p text:style-name="P5">stažení požadovaných VFR souborů, extrakce do XML, transformace pomocí XSLT do RDF</text:p>
                        </text:list-item>
                      </text:list>
                    </text:list-item>
                    <text:list-item>
                      <text:p text:style-name="P5">útvary na obce prolinkovat pomocí geosparql operátorů (intersects)</text:p>
                    </text:list-item>
                    <text:list-item>
                      <text:p text:style-name="P5">zákony: pomocí D2RQ (již hotovo v rámcie extrakce dat ESSK, zde se uvede jen pro úplnost)</text:p>
                    </text:list-item>
                    <text:list-item>
                      <text:p text:style-name="P5">státy: pomocí SQL nebo SPARQL; manuálně</text:p>
                    </text:list-item>
                  </text:list>
                </text:list-item>
                <text:list-item>
                  <text:p text:style-name="P5">extrakce verzovacích informací</text:p>
                </text:list-item>
              </text:list>
            </text:list-item>
            <text:list-item>
              <text:p text:style-name="P5">uložení dat: organizace extrahovaných RDF linků do linksetů, organizace pomocných dat do pomocných datasetů (RÚIAN obce)</text:p>
            </text:list-item>
            <text:list-item>
              <text:p text:style-name="P5">publikace dat: organizace dat a datasetů do named graphs pro účely jejich nasazení na Virtuoso; update verzovacích informací (dopočtení intervalů platnosti, prolinkování verzí), zajištění konsistentního provázání verzovaných dat (SPARQL update skripty); příklady dotazů (SPARQL Federated Query – uveď takové příklady, které jsou relevantní pro tuto práci, nejlépe takové, které se používají v demo - aplikaci)</text:p>
            </text:list-item>
          </text:list>
        </text:list-item>
        <text:list-item>
          <text:p text:style-name="P5">Aplikace:</text:p>
          <text:list>
            <text:list-item>
              <text:p text:style-name="P5">vývoj na Androidu: věnovat malou sekci - Eclipse <text:span text:style-name="T4">+ ADT, struktura projektu, </text:span>API a knihovny Androidu, <text:span text:style-name="T4">aktivity, </text:span>API level; <text:span text:style-name="T4">resources, APK, application market a dal</text:span>ší</text:p>
            </text:list-item>
            <text:list-item>
              <text:p text:style-name="P5">popsat klasické etapy vývoje SW: požadavky, analýza, návrh, implementace, nasazení, test (viz kniha o UML)</text:p>
            </text:list-item>
            <text:list-item>
              <text:p text:style-name="P5">požadavky: </text:p>
              <text:list>
                <text:list-item>
                  <text:p text:style-name="P5">vize</text:p>
                </text:list-item>
                <text:list-item>
                  <text:p text:style-name="P5">analýza požadavků (funkční, nefunkční):</text:p>
                  <text:list>
                    <text:list-item>
                      <text:p text:style-name="P5">předpoklady o prostředí? (např. dostupnost připojení na Internet, dostupnost GPS, použití na území ČR atd.) chtělo by to před specifikaci vyplývajících požadavků (do analýzy požadavků nebo před ni?)</text:p>
                    </text:list-item>
                    <text:list-item>
                      <text:p text:style-name="P5">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5">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5"><text:soft-page-break/>analýza:</text:p>
              <text:list>
                <text:list-item>
                  <text:p text:style-name="P5">use-case diagramy (=&gt; pokrytí funkčních požadavků)</text:p>
                  <text:list>
                    <text:list-item>
                      <text:p text:style-name="P5">identifikace (vzniká analýzou požadavků a možných uživatelů aplikace):</text:p>
                      <text:list>
                        <text:list-item>
                          <text:p text:style-name="P5">cíl: pokrývají fuknční požadavky</text:p>
                        </text:list-item>
                        <text:list-item>
                          <text:p text:style-name="P5">např.: zobrazit index pro daný útvar, časový interval (a trestný čin)<text:span text:style-name="T4">; </text:span>zobrazit informaci o územní příslušnosti trestných činů; zobrazit informaci o vývoji trestné činnosti v čase</text:p>
                        </text:list-item>
                        <text:list-item>
                          <text:p text:style-name="P5">aktéři: koncový uživatel (člověk), systém (mobilní aplikace <text:span text:style-name="T4">+ slu</text:span>žba)</text:p>
                        </text:list-item>
                      </text:list>
                    </text:list-item>
                    <text:list-item>
                      <text:p text:style-name="P5">analýza (rozmyšlení, co je nutno k tomu, aby se daly implementovat):</text:p>
                      <text:list>
                        <text:list-item>
                          <text:p text:style-name="P5">poskytovaná data: statistiky (objasněnost, index, trend, vývoj trestné činnosti v čase): jak je získat z dostupných dat</text:p>
                        </text:list-item>
                      </text:list>
                    </text:list-item>
                    <text:list-item>
                      <text:p text:style-name="P5">co use-cases pro službu? vyplynou už zde, nebo až později (např. ve fázi návrhu aplikace...): služba je implementační detail a jako aktér v use-case diagramech (nejspíš) nevystupuje (určitě?)</text:p>
                    </text:list-item>
                  </text:list>
                </text:list-item>
                <text:list-item>
                  <text:p text:style-name="P5">doménový model (vzniká analýzou use-case diagramů): hlavní třídy domény (je to aplikovatelné na moji aplikaci?)</text:p>
                </text:list-item>
                <text:list-item>
                  <text:p text:style-name="P5">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5">definice ukazatelů kriminality (index, objasněnost, trend)</text:p>
                </text:list-item>
                <text:list-item>
                  <text:p text:style-name="P5">diskuse: konfigurace</text:p>
                </text:list-item>
              </text:list>
            </text:list-item>
            <text:list-item>
              <text:p text:style-name="P5">návrh:</text:p>
              <text:list>
                <text:list-item>
                  <text:p text:style-name="P5">platforma, architektura řešení (diagram v Ilustraci 5), komponenty systému (aplikace, knihovna, služba)</text:p>
                </text:list-item>
                <text:list-item>
                  <text:p text:style-name="P5">statický popis systému: class diagram, doménový model (diagram hlavních tříd): popsat účel a využití hlavních (ne pomocných) tříd; <text:span text:style-name="T4">nepopisovat </text:span>implementaci jednotlivých tříd (příliš velký implementační detail, k tomu je zdroják a javadoc)</text:p>
                </text:list-item>
                <text:list-item>
                  <text:p text:style-name="P5">dynamický popis systému:</text:p>
                  <text:list>
                    <text:list-item>
                      <text:p text:style-name="P5">sekvenční diagramy, diagramy objektové spolupráce: popis implementace metod služby</text:p>
                    </text:list-item>
                    <text:list-item>
                      <text:p text:style-name="P5">stavové diagramy: např. přechody mezi aktivitami, nahrávání dat, reakce na změnu polohy</text:p>
                    </text:list-item>
                  </text:list>
                </text:list-item>
                <text:list-item>
                  <text:p text:style-name="P7">slu<text:span text:style-name="T1">žba: webová služba speciálně pro aplikaci), popis rozhraní (formálně ve WSDL, jak slovně?)</text:span></text:p>
                </text:list-item>
                <text:list-item>
                  <text:p text:style-name="P5">mobilní klient: wireframe model obrazovek aplikace: u každé obrazovky je popsáno, co se na ní dá dělat a co zobrazuje; jsou popsány přechody mezi obrazovkami</text:p>
                </text:list-item>
                <text:list-item>
                  <text:p text:style-name="P5">konfigurace: co bude konfigurovatelné, kdo poskytuje konfiguraci (soubor VOID, soubor .properties), změny za běhu aplikace</text:p>
                </text:list-item>
              </text:list>
            </text:list-item>
            <text:list-item>
              <text:p text:style-name="P5">implementace:</text:p>
              <text:list>
                <text:list-item>
                  <text:p text:style-name="P5">popisy implementace jednotlivých komponent aplikace: služba, knihovna, mobilní <text:soft-page-break/>aplikace</text:p>
                </text:list-item>
                <text:list-item>
                  <text:p text:style-name="P5">služba: javová JAX-WS webová služba, vývoj shora (WSDL generováno z kódu)</text:p>
                </text:list-item>
                <text:list-item>
                  <text:p text:style-name="P5">seskupení tříd: packages</text:p>
                  <text:list>
                    <text:list-item>
                      <text:p text:style-name="P5">přehled všech packages:</text:p>
                      <text:list>
                        <text:list-item>
                          <text:p text:style-name="P5">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5">popis jedné package:</text:p>
                      <text:list>
                        <text:list-item>
                          <text:p text:style-name="P5">jaké služby nabízí, příklad užití tříd package?</text:p>
                        </text:list-item>
                      </text:list>
                    </text:list-item>
                  </text:list>
                </text:list-item>
                <text:list-item>
                  <text:p text:style-name="P5">konfigurace aplikace: jak konkrétně implementováno (properties soubor, VOID, configuration storage Android aplikace)</text:p>
                </text:list-item>
                <text:list-item>
                  <text:p text:style-name="P5">použité knihovny: jak byly použity</text:p>
                </text:list-item>
                <text:list-item>
                  <text:p text:style-name="P5">organizace vývoje: popis projektů pro vývoj lze dát do přílohy jako součást programátorské dokumentace</text:p>
                </text:list-item>
              </text:list>
            </text:list-item>
            <text:list-item>
              <text:p text:style-name="P5">release:</text:p>
              <text:list>
                <text:list-item>
                  <text:p text:style-name="P5">druhy release:</text:p>
                  <text:list>
                    <text:list-item>
                      <text:p text:style-name="P5">pro testování, produkční</text:p>
                    </text:list-item>
                    <text:list-item>
                      <text:p text:style-name="P5">rozdíly v releasech: způsob logování chyb, konfigurace pro test a produkci</text:p>
                    </text:list-item>
                  </text:list>
                </text:list-item>
                <text:list-item>
                  <text:p text:style-name="P5">forma release:</text:p>
                  <text:list>
                    <text:list-item>
                      <text:p text:style-name="P5">služba: WAR pro Tomcat; <text:span text:style-name="T4">popis bal</text:span>íku (konf. soubor, deployment descriptor, skripty, knihovny)</text:p>
                    </text:list-item>
                    <text:list-item>
                      <text:p text:style-name="P5">mobilní aplikace: APK pro Android</text:p>
                    </text:list-item>
                  </text:list>
                </text:list-item>
              </text:list>
            </text:list-item>
            <text:list-item>
              <text:p text:style-name="P5">nasazení:</text:p>
              <text:list>
                <text:list-item>
                  <text:p text:style-name="P5">služba: JAX-WS webová služba jako javovský servlet na servlet containeru Tomcat</text:p>
                </text:list-item>
                <text:list-item>
                  <text:p text:style-name="P5">mobilní aplikace jako aplikace na zařízení Android s přístupem k Internetu a k poloze</text:p>
                </text:list-item>
                <text:list-item>
                  <text:p text:style-name="P5">konfigurace aplikace: popis konkrétního nastavení aplikace (test, production: odkaz na endpoint služby, odkazy na SPARQL endpointy), ukázky konfigurace, ukázky alternativních konfigurací</text:p>
                </text:list-item>
              </text:list>
            </text:list-item>
            <text:list-item>
              <text:p text:style-name="P5">testování:</text:p>
              <text:list>
                <text:list-item>
                  <text:p text:style-name="P5">druhy:</text:p>
                  <text:list>
                    <text:list-item>
                      <text:p text:style-name="P5">uživatelské (někdo se projede s aplikací tramvají)</text:p>
                    </text:list-item>
                    <text:list-item>
                      <text:p text:style-name="P5">vývojářské (unit testy (určitě?); na testovacím zařízení se simulací poloh)</text:p>
                    </text:list-item>
                  </text:list>
                </text:list-item>
                <text:list-item>
                  <text:p text:style-name="P5">testovací zařízení: můj mobil, tátův a Láskův tablet</text:p>
                </text:list-item>
              </text:list>
            </text:list-item>
            <text:list-item>
              <text:p text:style-name="P5">popis hotové aplikace (distribuce: zdrojáky v repozitáři, APK na SlideMe, požadavky aplikace (android.permission.<text:span text:style-name="T4">*</text:span>), odkazy na uživatelskou dokumentaci a stránku aplikace, omezení aplikace, zaznamenávání a hlášení chyb)</text:p>
            </text:list-item>
          </text:list>
        </text:list-item>
        <text:list-item>
          <text:p text:style-name="P5"><text:soft-page-break/>Zhodnocení:</text:p>
          <text:list>
            <text:list-item>
              <text:p text:style-name="P5">problémy: stará neaktuální data, není zajištěna pravidelná aktualizace (ESSK), nebo je obtížná (shapefile)</text:p>
            </text:list-item>
            <text:list-item>
              <text:p text:style-name="P5">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5">porovnání s existujícími pracemi (hlavně datasety, aplikace)</text:p>
            </text:list-item>
            <text:list-item>
              <text:p text:style-name="P5">diskuse možných rozšíření (dataset, prostorová data, aplikace)</text:p>
            </text:list-item>
          </text:list>
        </text:list-item>
        <text:list-item>
          <text:p text:style-name="P5">přílohy:</text:p>
          <text:list>
            <text:list-item>
              <text:p text:style-name="P5">ESSK:</text:p>
              <text:list>
                <text:list-item>
                  <text:p text:style-name="P5">popis formulářů: přiložit scany formulářů a okomentovat je (platnost formuláře a číselníků, povinnost položek (hvězdička))</text:p>
                  <text:list>
                    <text:list-item>
                      <text:p text:style-name="P5">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5">Aplikace: programátorská dokumentace (např. popis struktury projektu pro vývoj v Eclipse), uživatelská dokumentace (nebo linky na web?), deployment (stažení, instalace, konfigurace, update), testování (uživatelské, programátorské)</text:p>
            </text:list-item>
            <text:list-item>
              <text:p text:style-name="P5">Extrakce dat: ukázky ze skriptů (SQL, XSLT, awk; <text:span text:style-name="T4">extrakce dat, deployment dat a aplikace</text:span>), <text:span text:style-name="T4">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5">Zkratky: RDF, RDFS, ESSK</text:p>
        </text:list-item>
        <text:list-item>
          <text:p text:style-name="P5">Tabulky a obrázky (např. scany formulářů, mapování položek formulářů na sloupce tabulek v předaném MDB)</text:p>
        </text:list-item>
        <text:list-item>
          <text:p text:style-name="P5">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5">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5">Použitá literatura: odkazy na články (Chris Bizer, primer dokumenty ontologií, SPARQL a RDF)</text:p>
        </text:list-item>
      </text:list>
      <text:h text:style-name="Heading_20_1" text:outline-level="1"><text:soft-page-break/>TODO</text:h>
      <text:list xml:id="list28287909" text:continue-numbering="true" text:style-name="L1">
        <text:list-item>
          <text:p text:style-name="P5">GeoSPARQL a podpora ve Virtuoso <text:s/>(abych nemusel skladovat data o geometrii útvarů a obcí v PostgreSQL, ale přímo ve Virtuoso)</text:p>
        </text:list-item>
        <text:list-item>
          <text:p text:style-name="P5">UML: generování RDFS (uml<text:span text:style-name="T4">2rdf</text:span>) a mapping file <text:span text:style-name="T4">(z </text:span>XMI pomocí XSLT) z UML pomocí tagged values ve vhodném nástroji (Enterprise Architect?)</text:p>
        </text:list-item>
      </text:list>
      <text:h text:style-name="P3" text:outline-level="1">Poznámky k textu práce</text:h>
      <text:h text:style-name="P2" text:outline-level="2">Celkově</text:h>
      <text:list xml:id="list28301561" text:continue-numbering="true" text:style-name="L1">
        <text:list-item>
          <text:p text:style-name="P5">zbytečně podrobná: popis existujících prací, popis zdrojů dat o kriminalitě, příliš mnoho křížových odkazů</text:p>
        </text:list-item>
        <text:list-item>
          <text:p text:style-name="P5">úvody kapitol: na začátku kapitoly vymezení, o čem je kapitola bude, <text:span text:style-name="T4">ab</text:span>y se i relativní laik mohl rozhodnout, jestli chce číst kapitolu hlouběji, nebo mu stačí její přehled</text:p>
        </text:list-item>
        <text:list-item>
          <text:p text:style-name="P4"><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5">členění do (pod)kapitol: příliš členité, příliš krátké (pod)kapitoly a odstavce</text:p>
        </text:list-item>
        <text:list-item>
          <text:p text:style-name="P5">obrázky: málo diagramů (popis extrakce dat, aktualizace dat, publikace dat)</text:p>
        </text:list-item>
        <text:list-item>
          <text:p text:style-name="P5">tabulky: příliš mnoho tabulek</text:p>
        </text:list-item>
        <text:list-item>
          <text:p text:style-name="P5">příliš obecné a abstraktní popisy (účel je zkrátit text, ale ubere se tím na srozumitelnosti)</text:p>
        </text:list-item>
        <text:list-item>
          <text:p text:style-name="P5">dlouhé názvy kapitol</text:p>
        </text:list-item>
        <text:list-item>
          <text:p text:style-name="P5">často opakovaná slova (příslušný(á, é)), fráze: <text:span text:style-name="T4">(</text:span>"jak je popsána v<text:span text:style-name="T4">")</text:span></text:p>
        </text:list-item>
        <text:list-item>
          <text:p text:style-name="P5">krkolomné názvy tabulek a obrázků: např. "Tabulka 16: Atributy útvarů PČR v shapefile pro mapu území útvarů PČR"</text:p>
        </text:list-item>
        <text:list-item>
          <text:p text:style-name="P5">nejasnosti: fráze <text:span text:style-name="T4">("</text:span>prostorové rozšíření<text:span text:style-name="T4">"</text:span>, <text:span text:style-name="T4">"</text:span>prostorová data<text:span text:style-name="T4">")</text:span></text:p>
        </text:list-item>
        <text:list-item>
          <text:p text:style-name="P5">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5">nekonzistence: pojmenování <text:span text:style-name="T4">("</text:span>sekce<text:span text:style-name="T4">"</text:span> vs <text:span text:style-name="T4">"</text:span>podkapitola<text:span text:style-name="T4">")</text:span></text:p>
        </text:list-item>
        <text:list-item>
          <text:p text:style-name="P7">m<text:span text:style-name="T1">álo pseudokódu (pro popis procesů a algoritmů)</text:span></text:p>
        </text:list-item>
        <text:list-item>
          <text:p text:style-name="P5">málo příkladů (např. entit datového modelu, odkazovaných entit: zákonů, států, obcí)</text:p>
        </text:list-item>
        <text:list-item>
          <text:p text:style-name="P5">málo ukázkových výpisů z konfiguračních (VOID, konfigurace služby a aplikace, mapping file) a jiných souborů (např. VFR)</text:p>
        </text:list-item>
      </text:list>
      <text:h text:style-name="P2" text:outline-level="2">Úvod</text:h>
      <text:list xml:id="list28288779" text:continue-numbering="true" text:style-name="L1">
        <text:list-item>
          <text:p text:style-name="P5">hrubé vymezení cílů práce (vize)</text:p>
        </text:list-item>
      </text:list>
      <text:h text:style-name="P2" text:outline-level="2">Použité technologie</text:h>
      <text:list xml:id="list28272718" text:continue-numbering="true" text:style-name="L1">
        <text:list-item>
          <text:p text:style-name="P5">zkrátit</text:p>
        </text:list-item>
      </text:list>
      <text:h text:style-name="Heading_20_2" text:outline-level="2"><text:soft-page-break/>Extrakce dat</text:h>
      <text:list xml:id="list28279680" text:continue-numbering="true" text:style-name="L1">
        <text:list-item>
          <text:p text:style-name="P4">používat bash skripty? to není přenositelné (např. na Windows je nutné mít mingw nebo cygwin): nahradit např. Javou?</text:p>
        </text:list-item>
        <text:list-item>
          <text:p text:style-name="P5">pouze extrakce obcí</text:p>
        </text:list-item>
        <text:list-item>
          <text:p text:style-name="P4"><text:span text:style-name="T1">z </text:span>XML rovnou do RDF, ne s mezikrokem do SQL</text:p>
        </text:list-item>
        <text:list-item>
          <text:p text:style-name="P5">extrakční skripty a další nástroje: odstranit nepotřebné a lépe roztřídit do adresářů</text:p>
        </text:list-item>
      </text:list>
      <text:h text:style-name="P2" text:outline-level="2">Aplikace</text:h>
      <text:list xml:id="list28291430" text:continue-numbering="true" text:style-name="L1">
        <text:list-item>
          <text:p text:style-name="P5">Služba: formální definice ukazatelů do sekce analýzy; chtělo by to napsat v TeXu</text:p>
        </text:list-item>
        <text:list-item>
          <text:p text:style-name="P5">celková architektura: asi nesprávně používány UML elementy (např. CrimeMonitorClient asi nesplňuje definici komponenty)</text:p>
        </text:list-item>
        <text:list-item>
          <text:p text:style-name="P5">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na celkový popis kořenové package (raději podrobněji popsat sub-package)</text:p>
        </text:list-item>
      </text:list>
      <text:h text:style-name="P3" text:outline-level="1"><text:bookmark-start text:name="__RefHeading__772_1626784970"/>Poznámky<text:bookmark-end text:name="__RefHeading__772_1626784970"/></text:h>
      <text:list xml:id="list28283897" text:continue-numbering="true" text:style-name="L1">
        <text:list-item>
          <text:p text:style-name="P5">LaTeX (užité prvky =&gt; procvičit?):</text:p>
          <text:list>
            <text:list-item>
              <text:p text:style-name="P5">tabulky: formátovaný obsah buněk, slučování řádků, sloupců a buněk, tabulky přes více stránek (opakování záhlaví a zápatí), popisek tabulky, šířka sloupce, zalamování textu</text:p>
            </text:list-item>
            <text:list-item>
              <text:p text:style-name="P5">seznamy, prosté výčty, definice, víceúrovňové</text:p>
            </text:list-item>
            <text:list-item>
              <text:p text:style-name="P5">poznámky pod čarou, křížové a hypertextové odkazy, záložky</text:p>
            </text:list-item>
            <text:list-item>
              <text:p text:style-name="P5">obrázky</text:p>
            </text:list-item>
            <text:list-item>
              <text:p text:style-name="P5">styly písma: neproporcionální, kurzíva, tučné, podtržené, výpisy zdrojového kódu</text:p>
            </text:list-item>
          </text:list>
        </text:list-item>
        <text:list-item>
          <text:p text:style-name="P5">ESSK:</text:p>
          <text:list>
            <text:list-item>
              <text:p text:style-name="P5">kvalifikace trestných činů: kráděž kvalifikovaná jako souběh není (podle TSK, které odpovídá hlavní kvalifikaci) ve statistikách počítána jako krádež. To zkresluje statistiky.</text:p>
            </text:list-item>
            <text:list-item>
              <text:p text:style-name="P5">v prověřování: způsob ukončení <text:span text:style-name="T4">&lt;&gt; '4'</text:span></text:p>
            </text:list-item>
            <text:list-item>
              <text:p text:style-name="P5"><text:span text:style-name="T4">objasn</text:span>ěné tr. činy: t24a_zpu in ('1', '2', '7', '8', '9')</text:p>
            </text:list-item>
            <text:list-item>
              <text:p text:style-name="P5">do statistik zřejmě patří pouze pokusy o trestné činy a dokonané trestné činy, přípravy ne: to mě ale vlastně nezajímá</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language="cs" fo:country="CZ"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57DT56M58S</meta:editing-duration>
    <meta:editing-cycles>82</meta:editing-cycles>
    <meta:generator>OpenOffice/4.1.1$Win32 OpenOffice.org_project/411m6$Build-9775</meta:generator>
    <dc:date>2016-03-17T08:10:56.05</dc:date>
    <dc:creator>Tomáš Beňák</dc:creator>
    <meta:document-statistic meta:table-count="0" meta:image-count="0" meta:object-count="0" meta:page-count="17" meta:paragraph-count="303" meta:word-count="6522" meta:character-count="44724"/>
    <meta:user-defined meta:name="Info 1"/>
    <meta:user-defined meta:name="Info 2"/>
    <meta:user-defined meta:name="Info 3"/>
    <meta:user-defined meta:name="Info 4"/>
  </office:meta>
</office:document-meta>
</file>